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ab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Aquest text és del document original sense cap imatg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24:23.324782343</meta:creation-date>
    <dc:date>2021-10-29T16:24:58.659990533</dc:date>
    <meta:editing-duration>PT36S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7"/>
    <meta:generator>LibreOffice/6.4.7.2$Linux_X86_64 LibreOffice_project/40$Build-2</meta:generator>
  </office:meta>
</office:document-meta>
</file>